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46A0000022097C7A2CF.jpg"/>
  <manifest:file-entry manifest:media-type="image/png" manifest:full-path="Pictures/10000000000004C60000038E7BCB5532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587cm" svg:x="1.001cm" svg:y="2.651cm">
          <draw:image xlink:href="Pictures/10000000000004C60000038E7BCB5532.png" xlink:type="simple" xlink:show="embed" xlink:actuate="onLoad">
            <text:p/>
          </draw:image>
        </draw:frame>
        <draw:frame draw:style-name="gr1" draw:text-style-name="P1" draw:layer="layout" svg:width="19.589cm" svg:height="9.429cm" svg:x="1.001cm" svg:y="17.002cm">
          <draw:image xlink:href="Pictures/100000000000046A0000022097C7A2CF.jpg" xlink:type="simple" xlink:show="embed" xlink:actuate="onLoad">
            <text:p/>
          </draw:image>
        </draw:frame>
        <draw:frame draw:style-name="gr2" draw:layer="layout" svg:width="8.232cm" svg:height="0.962cm" svg:x="6.842cm" svg:y="1cm">
          <draw:text-box>
            <text:p>Social Light System Design</text:p>
          </draw:text-box>
        </draw:frame>
        <draw:frame draw:style-name="gr2" draw:layer="layout" svg:width="3.749cm" svg:height="0.962cm" svg:x="14.843cm" svg:y="2.778cm">
          <draw:text-box>
            <text:p>RGB Lights</text:p>
          </draw:text-box>
        </draw:frame>
        <draw:frame draw:style-name="gr2" draw:layer="layout" svg:width="3.855cm" svg:height="0.962cm" svg:x="6.08cm" svg:y="2.778cm">
          <draw:text-box>
            <text:p>UV/IR lights</text:p>
          </draw:text-box>
        </draw:frame>
        <draw:frame draw:style-name="gr2" draw:layer="layout" svg:width="2.551cm" svg:height="0.962cm" svg:x="1.381cm" svg:y="15.859cm">
          <draw:text-box>
            <text:p>I2c bus</text:p>
          </draw:text-box>
        </draw:frame>
        <draw:frame draw:style-name="gr2" draw:layer="layout" svg:width="2.551cm" svg:height="1.673cm" svg:x="17.891cm" svg:y="14.716cm">
          <draw:text-box>
            <text:p>Control<text:line-break/>GPIO</text:p>
          </draw:text-box>
        </draw:frame>
        <draw:line draw:style-name="gr3" draw:text-style-name="P1" draw:layer="layout" svg:x1="19.034cm" svg:y1="14.716cm" svg:x2="19.034cm" svg:y2="13.446cm">
          <text:p/>
        </draw:line>
        <draw:line draw:style-name="gr3" draw:text-style-name="P1" draw:layer="layout" svg:x1="2.651cm" svg:y1="15.478cm" svg:x2="2.651cm" svg:y2="13.827cm">
          <text:p/>
        </draw:line>
        <draw:frame draw:style-name="gr2" draw:layer="layout" svg:width="2.301cm" svg:height="0.962cm" svg:x="1.635cm" svg:y="4.302cm">
          <draw:text-box>
            <text:p>Power</text:p>
          </draw:text-box>
        </draw:frame>
        <draw:line draw:style-name="gr3" draw:text-style-name="P1" draw:layer="layout" svg:x1="2.143cm" svg:y1="5.064cm" svg:x2="2.778cm" svg:y2="8.112cm">
          <text:p/>
        </draw:line>
        <draw:line draw:style-name="gr3" draw:text-style-name="P1" draw:layer="layout" svg:x1="7.223cm" svg:y1="3.54cm" svg:x2="6.334cm" svg:y2="5.318cm">
          <text:p/>
        </draw:line>
        <draw:line draw:style-name="gr3" draw:text-style-name="P1" draw:layer="layout" svg:x1="17.764cm" svg:y1="3.667cm" svg:x2="15.859cm" svg:y2="7.604cm">
          <text:p/>
        </draw:line>
        <draw:frame draw:style-name="gr2" draw:layer="layout" svg:width="10.353cm" svg:height="0.962cm" svg:x="5.76cm" svg:y="1.943cm">
          <draw:text-box>
            <text:p>Software and phone UI need done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7T01:00:48</meta:creation-date>
    <dc:date>2015-08-17T01:05:20</dc:date>
    <meta:editing-duration>PT4M32S</meta:editing-duration>
    <meta:editing-cycles>1</meta:editing-cycles>
    <meta:document-statistic meta:object-count="14"/>
    <meta:generator>OpenOffice/4.0.1$Unix OpenOffice.org_project/401m5$Build-9714</meta:generator>
  </office:meta>
</office:document-meta>
</file>